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ListParagraph" style:list-style-name="LFO1" style:family="paragraph">
      <style:text-properties fo:language="en" fo:country="GB"/>
    </style:style>
    <style:style style:name="P3" style:parent-style-name="ListParagraph" style:list-style-name="LFO1" style:family="paragraph">
      <style:text-properties fo:language="en" fo:country="GB"/>
    </style:style>
    <style:style style:name="P4" style:parent-style-name="ListParagraph" style:list-style-name="LFO1" style:family="paragraph">
      <style:text-properties fo:language="en" fo:country="GB"/>
    </style:style>
    <style:style style:name="P5" style:parent-style-name="ListParagraph" style:list-style-name="LFO1" style:family="paragraph">
      <style:text-properties fo:language="en" fo:country="GB"/>
    </style:style>
    <style:style style:name="P6" style:parent-style-name="ListParagraph" style:list-style-name="LFO1" style:family="paragraph">
      <style:text-properties fo:language="en" fo:country="GB"/>
    </style:style>
    <style:style style:name="P7" style:parent-style-name="ListParagraph" style:list-style-name="LFO1" style:family="paragraph">
      <style:text-properties fo:language="en" fo:country="GB"/>
    </style:style>
    <style:style style:name="P8" style:parent-style-name="ListParagraph" style:list-style-name="LFO1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T10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Notities Vergadering 17-11-2022</text:p>
      <text:list text:style-name="LFO1" text:continue-numbering="true">
        <text:list-item>
          <text:p text:style-name="P2">Aankondiging team veranderingen</text:p>
        </text:list-item>
        <text:list-item>
          <text:p text:style-name="P3">Mogelijke feedback studenten 18-11-2022</text:p>
        </text:list-item>
        <text:list-item>
          <text:p text:style-name="P4">Flowchart uitleg + feedback Edwin over het stroomschema -&gt; mogelijke nee opties</text:p>
        </text:list-item>
        <text:list-item>
          <text:p text:style-name="P5">Login pagina + admin Inlog -&gt; admin dashboard -&gt; inlog code aanmaken + tonen</text:p>
        </text:list-item>
        <text:list-item>
          <text:p text:style-name="P6">Mogelijke uitbreiding voor video privacy hier komen wij nog op terug</text:p>
        </text:list-item>
        <text:list-item>
          <text:p text:style-name="P7">Lokaal voor 18-11-2022 C212 om 11 uur</text:p>
        </text:list-item>
        <text:list-item>
          <text:p text:style-name="P8">Video + administratie material regelen voor morgen<text:s/></text:p>
        </text:list-item>
      </text:list>
      <text:p text:style-name="P9">E-mail naar Edwin maandag na indeling van de Sprints om hem op de hoogte te stellen.</text:p>
      <text:p text:style-name="Normal"><text:span text:style-name="T10">Maandag 10:00 uur vergardering van de Sprint opze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nl" fo:country="NL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ult, Wim van de</meta:initial-creator>
    <dc:creator>Bult, Wim van de</dc:creator>
    <meta:creation-date>2022-11-17T14:29:00Z</meta:creation-date>
    <dc:date>2022-11-17T14:42:00Z</dc:date>
    <meta:template xlink:href="Normal" xlink:type="simple"/>
    <meta:editing-cycles>1</meta:editing-cycles>
    <meta:editing-duration>PT780S</meta:editing-duration>
    <meta:document-statistic meta:page-count="1" meta:paragraph-count="1" meta:word-count="83" meta:character-count="556" meta:row-count="3" meta:non-whitespace-character-count="474"/>
  </office:meta>
</office:document-meta>
</file>